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4cm" draw:marker-end-width="0.4cm" draw:fill-color="#c0c0c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4cm" draw:marker-end-width="0.4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4cm" draw:marker-end-width="0.4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draw:marker-start-width="0.08cm" draw:marker-end-width="0.0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standard">
      <style:graphic-properties draw:stroke="dash" draw:stroke-dash="Fine_20_Dashed_20__28_var_29_" svg:stroke-color="#c0c0c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cm" svg:height="1cm" svg:x="6.27cm" svg:y="2.27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cm" svg:height="1cm" svg:x="2.27cm" svg:y="2.27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cm" svg:height="1cm" svg:x="10.27cm" svg:y="2.27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cm" svg:height="1cm" svg:x="14.27cm" svg:y="2.27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cm" svg:height="1cm" svg:x="18.27cm" svg:y="2.27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cm" svg:height="1cm" svg:x="2.27cm" svg:y="9.27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cm" svg:height="1cm" svg:x="6.27cm" svg:y="9.27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cm" svg:height="1cm" svg:x="14.27cm" svg:y="9.27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22.27cm" svg:y1="9.27cm" svg:x2="22.27cm" svg:y2="10.27cm">
          <text:p text:style-name="P2"/>
        </draw:line>
        <draw:frame draw:style-name="gr4" draw:layer="layout" svg:width="1.315cm" svg:height="0.806cm" svg:x="1.77cm" svg:y="1.464cm">
          <draw:text-box>
            <text:p text:style-name="P2"><text:span text:style-name="T1">000</text:span></text:p>
          </draw:text-box>
        </draw:frame>
        <draw:frame draw:style-name="gr4" draw:layer="layout" svg:width="1.315cm" svg:height="0.806cm" svg:x="5.705cm" svg:y="1.464cm">
          <draw:text-box>
            <text:p text:style-name="P2"><text:span text:style-name="T1">100</text:span></text:p>
          </draw:text-box>
        </draw:frame>
        <draw:frame draw:style-name="gr4" draw:layer="layout" svg:width="1.311cm" svg:height="0.806cm" svg:x="17.709cm" svg:y="1.464cm">
          <draw:text-box>
            <text:p text:style-name="P2"><text:span text:style-name="T1">400</text:span></text:p>
          </draw:text-box>
        </draw:frame>
        <draw:frame draw:style-name="gr4" draw:layer="layout" svg:width="1.315cm" svg:height="0.806cm" svg:x="13.705cm" svg:y="1.464cm">
          <draw:text-box>
            <text:p text:style-name="P2"><text:span text:style-name="T1">300</text:span></text:p>
          </draw:text-box>
        </draw:frame>
        <draw:frame draw:style-name="gr4" draw:layer="layout" svg:width="1.315cm" svg:height="0.806cm" svg:x="9.705cm" svg:y="1.464cm">
          <draw:text-box>
            <text:p text:style-name="P2"><text:span text:style-name="T1">200</text:span></text:p>
          </draw:text-box>
        </draw:frame>
        <draw:frame draw:style-name="gr4" draw:layer="layout" svg:width="1.311cm" svg:height="0.806cm" svg:x="21.709cm" svg:y="1.464cm">
          <draw:text-box>
            <text:p text:style-name="P2"><text:span text:style-name="T1">500</text:span></text:p>
          </draw:text-box>
        </draw:frame>
        <draw:frame draw:style-name="gr4" draw:layer="layout" svg:width="1.315cm" svg:height="0.806cm" svg:x="21.77cm" svg:y="8.464cm">
          <draw:text-box>
            <text:p text:style-name="P2"><text:span text:style-name="T1">000</text:span></text:p>
          </draw:text-box>
        </draw:frame>
        <draw:frame draw:style-name="gr4" draw:layer="layout" svg:width="1.315cm" svg:height="0.806cm" svg:x="13.705cm" svg:y="8.464cm">
          <draw:text-box>
            <text:p text:style-name="P2"><text:span text:style-name="T1">000</text:span></text:p>
          </draw:text-box>
        </draw:frame>
        <draw:frame draw:style-name="gr4" draw:layer="layout" svg:width="1.315cm" svg:height="0.806cm" svg:x="17.652cm" svg:y="8.464cm">
          <draw:text-box>
            <text:p text:style-name="P2"><text:span text:style-name="T1">100</text:span></text:p>
          </draw:text-box>
        </draw:frame>
        <draw:frame draw:style-name="gr4" draw:layer="layout" svg:width="1.315cm" svg:height="0.806cm" svg:x="5.705cm" svg:y="8.464cm">
          <draw:text-box>
            <text:p text:style-name="P2"><text:span text:style-name="T1">100</text:span></text:p>
          </draw:text-box>
        </draw:frame>
        <draw:frame draw:style-name="gr4" draw:layer="layout" svg:width="1.315cm" svg:height="0.806cm" svg:x="9.705cm" svg:y="8.464cm">
          <draw:text-box>
            <text:p text:style-name="P2"><text:span text:style-name="T1">200</text:span></text:p>
          </draw:text-box>
        </draw:frame>
        <draw:frame draw:style-name="gr4" draw:layer="layout" svg:width="1.315cm" svg:height="0.806cm" svg:x="1.77cm" svg:y="8.464cm">
          <draw:text-box>
            <text:p text:style-name="P2"><text:span text:style-name="T1">000</text:span></text:p>
          </draw:text-box>
        </draw:frame>
        <draw:line draw:style-name="gr5" draw:text-style-name="P1" draw:layer="layout" svg:x1="2.27cm" svg:y1="4.02cm" svg:x2="4.27cm" svg:y2="4.02cm">
          <text:p text:style-name="P2"/>
        </draw:line>
        <draw:line draw:style-name="gr5" draw:text-style-name="P1" draw:layer="layout" svg:x1="3.27cm" svg:y1="4.52cm" svg:x2="5.27cm" svg:y2="4.52cm">
          <text:p text:style-name="P2"/>
        </draw:line>
        <draw:line draw:style-name="gr5" draw:text-style-name="P1" draw:layer="layout" svg:x1="4.27cm" svg:y1="5.02cm" svg:x2="6.27cm" svg:y2="5.02cm">
          <text:p text:style-name="P2"/>
        </draw:line>
        <draw:line draw:style-name="gr5" draw:text-style-name="P1" draw:layer="layout" svg:x1="2.27cm" svg:y1="5.52cm" svg:x2="6.27cm" svg:y2="5.52cm">
          <text:p text:style-name="P2"/>
        </draw:line>
        <draw:frame draw:style-name="gr4" draw:text-style-name="P3" draw:layer="layout" svg:width="0.735cm" svg:height="0.725cm" svg:x="1.535cm" svg:y="3.52cm">
          <draw:text-box>
            <text:p text:style-name="P3">1</text:p>
          </draw:text-box>
        </draw:frame>
        <draw:frame draw:style-name="gr4" draw:text-style-name="P3" draw:layer="layout" svg:width="0.731cm" svg:height="0.725cm" svg:x="1.539cm" svg:y="4.02cm">
          <draw:text-box>
            <text:p text:style-name="P3">2</text:p>
          </draw:text-box>
        </draw:frame>
        <draw:frame draw:style-name="gr4" draw:text-style-name="P3" draw:layer="layout" svg:width="0.735cm" svg:height="0.725cm" svg:x="1.52cm" svg:y="4.545cm">
          <draw:text-box>
            <text:p text:style-name="P3">3</text:p>
          </draw:text-box>
        </draw:frame>
        <draw:frame draw:style-name="gr4" draw:text-style-name="P3" draw:layer="layout" svg:width="0.731cm" svg:height="0.725cm" svg:x="1.539cm" svg:y="5.02cm">
          <draw:text-box>
            <text:p text:style-name="P3">4</text:p>
          </draw:text-box>
        </draw:frame>
        <draw:frame draw:style-name="gr4" draw:text-style-name="P3" draw:layer="layout" svg:width="0.731cm" svg:height="0.725cm" svg:x="9.535cm" svg:y="3.545cm">
          <draw:text-box>
            <text:p text:style-name="P3">5</text:p>
          </draw:text-box>
        </draw:frame>
        <draw:frame draw:style-name="gr4" draw:text-style-name="P3" draw:layer="layout" svg:width="0.735cm" svg:height="0.725cm" svg:x="9.535cm" svg:y="4.045cm">
          <draw:text-box>
            <text:p text:style-name="P3">6</text:p>
          </draw:text-box>
        </draw:frame>
        <draw:frame draw:style-name="gr4" draw:text-style-name="P3" draw:layer="layout" svg:width="0.735cm" svg:height="0.725cm" svg:x="9.535cm" svg:y="4.545cm">
          <draw:text-box>
            <text:p text:style-name="P3">7</text:p>
          </draw:text-box>
        </draw:frame>
        <draw:frame draw:style-name="gr4" draw:text-style-name="P3" draw:layer="layout" svg:width="0.731cm" svg:height="0.725cm" svg:x="9.535cm" svg:y="5.045cm">
          <draw:text-box>
            <text:p text:style-name="P3">8</text:p>
          </draw:text-box>
        </draw:frame>
        <draw:frame draw:style-name="gr4" draw:text-style-name="P3" draw:layer="layout" svg:width="0.731cm" svg:height="0.725cm" svg:x="17.52cm" svg:y="3.52cm">
          <draw:text-box>
            <text:p text:style-name="P3">9</text:p>
          </draw:text-box>
        </draw:frame>
        <draw:frame draw:style-name="gr6" draw:text-style-name="P3" draw:layer="layout" svg:width="1cm" svg:height="0.725cm" svg:x="17.27cm" svg:y="4.02cm">
          <draw:text-box>
            <text:p text:style-name="P3">10</text:p>
          </draw:text-box>
        </draw:frame>
        <draw:frame draw:style-name="gr4" draw:text-style-name="P3" draw:layer="layout" svg:width="0.968cm" svg:height="0.725cm" svg:x="17.27cm" svg:y="4.495cm">
          <draw:text-box>
            <text:p text:style-name="P3">11</text:p>
          </draw:text-box>
        </draw:frame>
        <draw:frame draw:style-name="gr4" draw:text-style-name="P3" draw:layer="layout" svg:width="0.963cm" svg:height="0.725cm" svg:x="17.27cm" svg:y="4.995cm">
          <draw:text-box>
            <text:p text:style-name="P3">12</text:p>
          </draw:text-box>
        </draw:frame>
        <draw:frame draw:style-name="gr4" draw:text-style-name="P3" draw:layer="layout" svg:width="0.968cm" svg:height="0.725cm" svg:x="5.27cm" svg:y="10.52cm">
          <draw:text-box>
            <text:p text:style-name="P3">13</text:p>
          </draw:text-box>
        </draw:frame>
        <draw:frame draw:style-name="gr4" draw:text-style-name="P3" draw:layer="layout" svg:width="0.963cm" svg:height="0.725cm" svg:x="5.27cm" svg:y="11.045cm">
          <draw:text-box>
            <text:p text:style-name="P3">14</text:p>
          </draw:text-box>
        </draw:frame>
        <draw:frame draw:style-name="gr7" draw:text-style-name="P3" draw:layer="layout" svg:width="0.963cm" svg:height="0.725cm" svg:x="5.27cm" svg:y="11.545cm">
          <draw:text-box>
            <text:p text:style-name="P3">15</text:p>
          </draw:text-box>
        </draw:frame>
        <draw:frame draw:style-name="gr4" draw:text-style-name="P3" draw:layer="layout" svg:width="0.968cm" svg:height="0.725cm" svg:x="5.302cm" svg:y="12.02cm">
          <draw:text-box>
            <text:p text:style-name="P3">16</text:p>
          </draw:text-box>
        </draw:frame>
        <draw:frame draw:style-name="gr4" draw:text-style-name="P3" draw:layer="layout" svg:width="0.968cm" svg:height="0.725cm" svg:x="17.302cm" svg:y="10.52cm">
          <draw:text-box>
            <text:p text:style-name="P3">17</text:p>
          </draw:text-box>
        </draw:frame>
        <draw:frame draw:style-name="gr4" draw:text-style-name="P3" draw:layer="layout" svg:width="0.963cm" svg:height="0.725cm" svg:x="17.27cm" svg:y="11.045cm">
          <draw:text-box>
            <text:p text:style-name="P3">18</text:p>
          </draw:text-box>
        </draw:frame>
        <draw:frame draw:style-name="gr4" draw:text-style-name="P3" draw:layer="layout" svg:width="0.963cm" svg:height="0.725cm" svg:x="21.307cm" svg:y="10.52cm">
          <draw:text-box>
            <text:p text:style-name="P3">19</text:p>
          </draw:text-box>
        </draw:frame>
        <draw:frame draw:style-name="gr4" draw:text-style-name="P3" draw:layer="layout" svg:width="0.963cm" svg:height="0.725cm" svg:x="21.307cm" svg:y="11.02cm">
          <draw:text-box>
            <text:p text:style-name="P3">20</text:p>
          </draw:text-box>
        </draw:frame>
        <draw:line draw:style-name="gr5" draw:text-style-name="P1" draw:layer="layout" svg:x1="10.27cm" svg:y1="4.02cm" svg:x2="12.27cm" svg:y2="4.02cm">
          <text:p text:style-name="P2"/>
        </draw:line>
        <draw:line draw:style-name="gr5" draw:text-style-name="P1" draw:layer="layout" svg:x1="11.27cm" svg:y1="4.52cm" svg:x2="13.27cm" svg:y2="4.52cm">
          <text:p text:style-name="P2"/>
        </draw:line>
        <draw:line draw:style-name="gr5" draw:text-style-name="P1" draw:layer="layout" svg:x1="12.27cm" svg:y1="5.02cm" svg:x2="14.27cm" svg:y2="5.02cm">
          <text:p text:style-name="P2"/>
        </draw:line>
        <draw:line draw:style-name="gr5" draw:text-style-name="P1" draw:layer="layout" svg:x1="10.27cm" svg:y1="5.52cm" svg:x2="14.27cm" svg:y2="5.52cm">
          <text:p text:style-name="P2"/>
        </draw:line>
        <draw:line draw:style-name="gr5" draw:text-style-name="P1" draw:layer="layout" svg:x1="18.27cm" svg:y1="4.02cm" svg:x2="20.27cm" svg:y2="4.02cm">
          <text:p text:style-name="P2"/>
        </draw:line>
        <draw:line draw:style-name="gr5" draw:text-style-name="P1" draw:layer="layout" svg:x1="19.27cm" svg:y1="4.52cm" svg:x2="21.27cm" svg:y2="4.52cm">
          <text:p text:style-name="P2"/>
        </draw:line>
        <draw:line draw:style-name="gr5" draw:text-style-name="P1" draw:layer="layout" svg:x1="20.27cm" svg:y1="5.02cm" svg:x2="22.27cm" svg:y2="5.02cm">
          <text:p text:style-name="P2"/>
        </draw:line>
        <draw:line draw:style-name="gr5" draw:text-style-name="P1" draw:layer="layout" svg:x1="18.27cm" svg:y1="5.52cm" svg:x2="22.27cm" svg:y2="5.52cm">
          <text:p text:style-name="P2"/>
        </draw:line>
        <draw:line draw:style-name="gr8" draw:text-style-name="P1" draw:layer="layout" svg:x1="2.27cm" svg:y1="3.27cm" svg:x2="2.27cm" svg:y2="6.77cm">
          <text:p text:style-name="P2"/>
        </draw:line>
        <draw:line draw:style-name="gr8" draw:text-style-name="P1" draw:layer="layout" svg:x1="6.27cm" svg:y1="3.27cm" svg:x2="6.27cm" svg:y2="6.77cm">
          <text:p text:style-name="P2"/>
        </draw:line>
        <draw:line draw:style-name="gr8" draw:text-style-name="P1" draw:layer="layout" svg:x1="10.27cm" svg:y1="3.27cm" svg:x2="10.27cm" svg:y2="6.77cm">
          <text:p text:style-name="P2"/>
        </draw:line>
        <draw:line draw:style-name="gr8" draw:text-style-name="P1" draw:layer="layout" svg:x1="14.27cm" svg:y1="3.27cm" svg:x2="14.27cm" svg:y2="6.77cm">
          <text:p text:style-name="P2"/>
        </draw:line>
        <draw:line draw:style-name="gr8" draw:text-style-name="P1" draw:layer="layout" svg:x1="18.27cm" svg:y1="3.27cm" svg:x2="18.27cm" svg:y2="6.77cm">
          <text:p text:style-name="P2"/>
        </draw:line>
        <draw:line draw:style-name="gr8" draw:text-style-name="P1" draw:layer="layout" svg:x1="22.27cm" svg:y1="3.27cm" svg:x2="22.27cm" svg:y2="6.77cm">
          <text:p text:style-name="P2"/>
        </draw:line>
        <draw:line draw:style-name="gr8" draw:text-style-name="P1" draw:layer="layout" svg:x1="2.27cm" svg:y1="10.27cm" svg:x2="2.27cm" svg:y2="13.77cm">
          <text:p text:style-name="P2"/>
        </draw:line>
        <draw:line draw:style-name="gr8" draw:text-style-name="P1" draw:layer="layout" svg:x1="6.27cm" svg:y1="10.27cm" svg:x2="6.27cm" svg:y2="13.77cm">
          <text:p text:style-name="P2"/>
        </draw:line>
        <draw:line draw:style-name="gr8" draw:text-style-name="P1" draw:layer="layout" svg:x1="10.27cm" svg:y1="10.27cm" svg:x2="10.27cm" svg:y2="13.77cm">
          <text:p text:style-name="P2"/>
        </draw:line>
        <draw:line draw:style-name="gr8" draw:text-style-name="P1" draw:layer="layout" svg:x1="14.27cm" svg:y1="10.27cm" svg:x2="14.27cm" svg:y2="13.77cm">
          <text:p text:style-name="P2"/>
        </draw:line>
        <draw:line draw:style-name="gr8" draw:text-style-name="P1" draw:layer="layout" svg:x1="18.27cm" svg:y1="10.27cm" svg:x2="18.27cm" svg:y2="13.77cm">
          <text:p text:style-name="P2"/>
        </draw:line>
        <draw:line draw:style-name="gr8" draw:text-style-name="P1" draw:layer="layout" svg:x1="22.27cm" svg:y1="10.27cm" svg:x2="22.27cm" svg:y2="13.77cm">
          <text:p text:style-name="P2"/>
        </draw:line>
        <draw:line draw:style-name="gr5" draw:text-style-name="P1" draw:layer="layout" svg:x1="8.27cm" svg:y1="11.02cm" svg:x2="11.27cm" svg:y2="11.02cm">
          <text:p text:style-name="P2"/>
        </draw:line>
        <draw:line draw:style-name="gr5" draw:text-style-name="P1" draw:layer="layout" svg:x1="6.27cm" svg:y1="11.52cm" svg:x2="11.27cm" svg:y2="11.52cm">
          <text:p text:style-name="P2"/>
        </draw:line>
        <draw:line draw:style-name="gr5" draw:text-style-name="P1" draw:layer="layout" svg:x1="10.27cm" svg:y1="12.02cm" svg:x2="12.27cm" svg:y2="12.02cm">
          <text:p text:style-name="P2"/>
        </draw:line>
        <draw:line draw:style-name="gr5" draw:text-style-name="P1" draw:layer="layout" svg:x1="11.27cm" svg:y1="12.52cm" svg:x2="13.27cm" svg:y2="12.52cm">
          <text:p text:style-name="P2"/>
        </draw:line>
        <draw:line draw:style-name="gr5" draw:text-style-name="P1" draw:layer="layout" svg:x1="18.27cm" svg:y1="11.02cm" svg:x2="19.77cm" svg:y2="11.02cm">
          <text:p text:style-name="P2"/>
        </draw:line>
        <draw:line draw:style-name="gr5" draw:text-style-name="P1" draw:layer="layout" svg:x1="19.27cm" svg:y1="11.52cm" svg:x2="20.52cm" svg:y2="11.52cm">
          <text:p text:style-name="P2"/>
        </draw:line>
        <draw:line draw:style-name="gr5" draw:text-style-name="P1" draw:layer="layout" svg:x1="22.27cm" svg:y1="11.02cm" svg:x2="24.27cm" svg:y2="11.02cm">
          <text:p text:style-name="P2"/>
        </draw:line>
        <draw:line draw:style-name="gr5" draw:text-style-name="P1" draw:layer="layout" svg:x1="23.27cm" svg:y1="11.52cm" svg:x2="25.27cm" svg:y2="11.52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.27cm" fo:margin-bottom="1.3cm" fo:margin-left="1.27cm" fo:margin-right="1.3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m125$Build-8947</meta:generator>
    <meta:creation-date>2005-09-12T22:02:25</meta:creation-date>
    <dc:date>2005-09-12T23:47:22</dc:date>
    <dc:language>en-GB</dc:language>
    <meta:editing-cycles>5</meta:editing-cycles>
    <meta:editing-duration>PT1H44M59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